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dac" officeooo:paragraph-rsid="000badac"/>
    </style:style>
    <style:style style:name="P2" style:family="paragraph" style:parent-style-name="Standard">
      <style:text-properties fo:font-size="16pt" fo:font-weight="bold" officeooo:rsid="000badac" officeooo:paragraph-rsid="000badac" style:font-size-asian="16pt" style:font-weight-asian="bold" style:font-size-complex="16pt" style:font-weight-complex="bold"/>
    </style:style>
    <style:style style:name="P3" style:family="paragraph" style:parent-style-name="Standard">
      <style:text-properties fo:font-size="14pt" officeooo:rsid="000badac" officeooo:paragraph-rsid="000badac" style:font-size-asian="14pt" style:font-size-complex="14pt"/>
    </style:style>
    <style:style style:name="P4" style:family="paragraph" style:parent-style-name="Standard">
      <style:text-properties fo:font-size="14pt" fo:font-weight="normal" officeooo:rsid="000badac" officeooo:paragraph-rsid="000badac" style:font-size-asian="14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normal" officeooo:rsid="000badac" officeooo:paragraph-rsid="000badac" style:font-size-asian="12.25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officeooo:rsid="000badac" officeooo:paragraph-rsid="000badac" style:font-size-asian="14pt" style:font-size-complex="14pt"/>
    </style:style>
    <style:style style:name="P7" style:family="paragraph" style:parent-style-name="Standard">
      <style:paragraph-properties fo:margin-left="0cm" fo:margin-right="0.758cm" fo:margin-top="0cm" fo:margin-bottom="0cm" loext:contextual-spacing="false" fo:line-height="100%" fo:text-align="justify" style:justify-single-word="false" fo:text-indent="0cm" style:auto-text-indent="false"/>
      <style:text-properties fo:color="#000000" fo:font-size="16pt" fo:font-weight="bold" officeooo:rsid="000badac" officeooo:paragraph-rsid="000badac" style:font-size-asian="16pt" style:font-weight-asian="bold" style:font-name-complex="Times New Roman" style:font-size-complex="16pt" style:font-weight-complex="bold"/>
    </style:style>
    <style:style style:name="T1" style:family="text">
      <style:text-properties style:text-position="super 58%"/>
    </style:style>
    <style:style style:name="T2"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 6.b) <text:s text:c="2"/>(Modified 6<text:span text:style-name="T1">th</text:span> program ) <text:s/>(reading only the non zero values along with indices)</text:p>
      <text:p text:style-name="P2"/>
      <text:p text:style-name="P7">Design a doubly linked list to represent sparse matrix. Each node in the list can have the row and column index of the matrix element and the value of the element. Print the complete matrix as the output.</text:p>
      <text:p text:style-name="P2"/>
      <text:p text:style-name="P2">Program :</text:p>
      <text:p text:style-name="P1"/>
      <text:p text:style-name="P3"/>
      <text:p text:style-name="P3">#include &lt;stdio.h&gt;</text:p>
      <text:p text:style-name="P3">#include &lt;stdlib.h&gt;</text:p>
      <text:p text:style-name="P3">#include &lt;malloc.h&gt;</text:p>
      <text:p text:style-name="P3"/>
      <text:p text:style-name="P3">struct node</text:p>
      <text:p text:style-name="P3">{</text:p>
      <text:p text:style-name="P3"><text:tab/>int data, r, c;</text:p>
      <text:p text:style-name="P3"><text:tab/>struct node *next;</text:p>
      <text:p text:style-name="P3"><text:tab/>struct node *prev;</text:p>
      <text:p text:style-name="P3">};</text:p>
      <text:p text:style-name="P3"/>
      <text:p text:style-name="P3">typedef struct node *NODE;</text:p>
      <text:p text:style-name="P3"/>
      <text:p text:style-name="P3">NODE getNode()</text:p>
      <text:p text:style-name="P3">{</text:p>
      <text:p text:style-name="P3"><text:tab/>NODE p;</text:p>
      <text:p text:style-name="P3"><text:tab/>p = (NODE)malloc(sizeof(struct node));</text:p>
      <text:p text:style-name="P3"><text:tab/>if (p == NULL)</text:p>
      <text:p text:style-name="P3"><text:tab/>{</text:p>
      <text:p text:style-name="P3"><text:tab/><text:tab/>printf("Insufficient memory\n");</text:p>
      <text:p text:style-name="P3"><text:tab/><text:tab/>exit(0);</text:p>
      <text:p text:style-name="P3"><text:tab/>}</text:p>
      <text:p text:style-name="P3"><text:tab/>p-&gt;next = NULL;</text:p>
      <text:p text:style-name="P3"><text:tab/>p-&gt;prev = NULL;</text:p>
      <text:p text:style-name="P3"><text:tab/>return p;</text:p>
      <text:p text:style-name="P3">}</text:p>
      <text:p text:style-name="P3"/>
      <text:p text:style-name="P3">NODE searchAndInsert(NODE list, int x, int i, int j)</text:p>
      <text:p text:style-name="P3">{</text:p>
      <text:p text:style-name="P3"><text:tab/>NODE p, q, prev;</text:p>
      <text:p text:style-name="P3"><text:tab/>p = getNode();</text:p>
      <text:p text:style-name="P3"><text:tab/>p-&gt;data = x;</text:p>
      <text:p text:style-name="P3"><text:tab/>p-&gt;r = i;</text:p>
      <text:p text:style-name="P3"><text:soft-page-break/><text:tab/>p-&gt;c = j;</text:p>
      <text:p text:style-name="P3"><text:tab/>if (list == NULL)</text:p>
      <text:p text:style-name="P3"><text:tab/><text:tab/>return p;</text:p>
      <text:p text:style-name="P3"><text:tab/>prev = NULL;</text:p>
      <text:p text:style-name="P3"><text:tab/>q = list;</text:p>
      <text:p text:style-name="P3"><text:tab/>while (q != NULL)</text:p>
      <text:p text:style-name="P3"><text:tab/>{</text:p>
      <text:p text:style-name="P3"><text:tab/><text:tab/>if ((q-&gt;r &gt; i) || (q-&gt;r == i &amp;&amp; q-&gt;c &gt; j))</text:p>
      <text:p text:style-name="P3"><text:tab/><text:tab/>{</text:p>
      <text:p text:style-name="P3"><text:tab/><text:tab/><text:tab/>p-&gt;next = q;</text:p>
      <text:p text:style-name="P3"><text:tab/><text:tab/><text:tab/>p-&gt;prev = q-&gt;prev;</text:p>
      <text:p text:style-name="P3"><text:tab/><text:tab/><text:tab/>if (q-&gt;prev != NULL)</text:p>
      <text:p text:style-name="P3"><text:tab/><text:tab/><text:tab/><text:tab/>q-&gt;prev-&gt;next = p;</text:p>
      <text:p text:style-name="P3"><text:tab/><text:tab/><text:tab/>else</text:p>
      <text:p text:style-name="P3"><text:tab/><text:tab/><text:tab/><text:tab/>list = p;</text:p>
      <text:p text:style-name="P3"><text:tab/><text:tab/><text:tab/>q-&gt;prev = p;</text:p>
      <text:p text:style-name="P3"><text:tab/><text:tab/><text:tab/>break;</text:p>
      <text:p text:style-name="P3"><text:tab/><text:tab/>}</text:p>
      <text:p text:style-name="P3"><text:tab/><text:tab/>prev = q;</text:p>
      <text:p text:style-name="P3"><text:tab/><text:tab/>q = q-&gt;next;</text:p>
      <text:p text:style-name="P3"><text:tab/>}</text:p>
      <text:p text:style-name="P3"><text:tab/>if (q == NULL)</text:p>
      <text:p text:style-name="P3"><text:tab/>{</text:p>
      <text:p text:style-name="P3"><text:tab/><text:tab/>prev-&gt;next = p;</text:p>
      <text:p text:style-name="P3"><text:tab/><text:tab/>p-&gt;prev = prev;</text:p>
      <text:p text:style-name="P3"><text:tab/>}</text:p>
      <text:p text:style-name="P3"><text:tab/>return list;</text:p>
      <text:p text:style-name="P3">}</text:p>
      <text:p text:style-name="P3"/>
      <text:p text:style-name="P3">int main()</text:p>
      <text:p text:style-name="P3">{</text:p>
      <text:p text:style-name="P3"><text:tab/>NODE list = NULL, p;</text:p>
      <text:p text:style-name="P3"><text:tab/>int element, m, n, i, j, zero = 0, count, row, col;</text:p>
      <text:p text:style-name="P3"><text:tab/>printf("Enter the number of rows and columns in the matrix\n");</text:p>
      <text:p text:style-name="P3"><text:tab/>scanf("%d%d", &amp;m, &amp;n);</text:p>
      <text:p text:style-name="P3"><text:tab/>printf("Enter the number of non-zero elements\n");</text:p>
      <text:p text:style-name="P3"><text:tab/>scanf("%d", &amp;count);</text:p>
      <text:p text:style-name="P3"><text:tab/>for (i = 0; i &lt; count; i++)</text:p>
      <text:p text:style-name="P3"><text:tab/>{</text:p>
      <text:p text:style-name="P3"><text:tab/><text:tab/>printf("Enter the element\n");</text:p>
      <text:p text:style-name="P3"><text:tab/><text:tab/>scanf("%d", &amp;element);</text:p>
      <text:p text:style-name="P3"><text:tab/><text:tab/>printf("Enter the row and column of the element %d\n", element);</text:p>
      <text:p text:style-name="P3"><text:tab/><text:tab/>scanf("%d%d", &amp;row, &amp;col);</text:p>
      <text:p text:style-name="P3"><text:tab/><text:tab/>list = searchAndInsert(list, element, row, col);</text:p>
      <text:p text:style-name="P3"><text:tab/>}</text:p>
      <text:p text:style-name="P3"><text:soft-page-break/><text:tab/>printf("Matrix is:\n");</text:p>
      <text:p text:style-name="P3"><text:tab/>p = list;</text:p>
      <text:p text:style-name="P3"><text:tab/>for (i = 0; i &lt; m; i++)</text:p>
      <text:p text:style-name="P3"><text:tab/>{</text:p>
      <text:p text:style-name="P3"><text:tab/><text:tab/>for (j = 0; j &lt; n; j++)</text:p>
      <text:p text:style-name="P3"><text:tab/><text:tab/>{</text:p>
      <text:p text:style-name="P3"><text:tab/><text:tab/><text:tab/>if (p != NULL &amp;&amp; p-&gt;r == i &amp;&amp; p-&gt;c == j)</text:p>
      <text:p text:style-name="P3"><text:tab/><text:tab/><text:tab/>{</text:p>
      <text:p text:style-name="P3"><text:tab/><text:tab/><text:tab/><text:tab/>printf("%4d", p-&gt;data);</text:p>
      <text:p text:style-name="P3"><text:tab/><text:tab/><text:tab/><text:tab/>p = p-&gt;next;</text:p>
      <text:p text:style-name="P3"><text:tab/><text:tab/><text:tab/>}</text:p>
      <text:p text:style-name="P3"><text:tab/><text:tab/><text:tab/>else</text:p>
      <text:p text:style-name="P3"><text:tab/><text:tab/><text:tab/><text:tab/>printf("%4d", zero);</text:p>
      <text:p text:style-name="P3"><text:tab/><text:tab/>}</text:p>
      <text:p text:style-name="P3"><text:tab/><text:tab/>printf("\n");</text:p>
      <text:p text:style-name="P3"><text:tab/>}</text:p>
      <text:p text:style-name="P3"><text:tab/>return 0;</text:p>
      <text:p text:style-name="P3">}</text:p>
      <text:p text:style-name="P3"/>
      <text:p text:style-name="P3"/>
      <text:p text:style-name="P3"/>
      <text:p text:style-name="P3"/>
      <text:p text:style-name="P2">OUTPUTS :</text:p>
      <text:p text:style-name="P2"/>
      <text:p text:style-name="P5">Output 1 :</text:p>
      <text:p text:style-name="P2"/>
      <text:p text:style-name="P4">Enter the number of rows and columns in the matrix</text:p>
      <text:p text:style-name="P4">5</text:p>
      <text:p text:style-name="P4">5</text:p>
      <text:p text:style-name="P4">Enter the number of non-zero elements</text:p>
      <text:p text:style-name="P4">6</text:p>
      <text:p text:style-name="P4">Enter the element</text:p>
      <text:p text:style-name="P4">12</text:p>
      <text:p text:style-name="P4">Enter the row and column of the element 12</text:p>
      <text:p text:style-name="P4">1 1</text:p>
      <text:p text:style-name="P4">Enter the element</text:p>
      <text:p text:style-name="P4">20</text:p>
      <text:p text:style-name="P4">Enter the row and column of the element 20</text:p>
      <text:p text:style-name="P4">1 3</text:p>
      <text:p text:style-name="P4">Enter the element</text:p>
      <text:p text:style-name="P4">20</text:p>
      <text:p text:style-name="P4">Enter the row and column of the element 20</text:p>
      <text:p text:style-name="P4">2 4</text:p>
      <text:p text:style-name="P4">Enter the element</text:p>
      <text:p text:style-name="P4"><text:soft-page-break/>7</text:p>
      <text:p text:style-name="P4">Enter the row and column of the element 7</text:p>
      <text:p text:style-name="P4">1 2</text:p>
      <text:p text:style-name="P4">Enter the element</text:p>
      <text:p text:style-name="P4">19</text:p>
      <text:p text:style-name="P4">Enter the row and column of the element 19</text:p>
      <text:p text:style-name="P4">3 3</text:p>
      <text:p text:style-name="P4">Enter the element</text:p>
      <text:p text:style-name="P4">6</text:p>
      <text:p text:style-name="P4">Enter the row and column of the element 6</text:p>
      <text:p text:style-name="P4">4 4</text:p>
      <text:p text:style-name="P4">Matrix is:</text:p>
      <text:p text:style-name="P4"><text:s text:c="3"/>0 <text:s text:c="2"/>0 <text:s text:c="2"/>0 <text:s text:c="2"/>0 <text:s text:c="2"/>0</text:p>
      <text:p text:style-name="P4"><text:s text:c="3"/>0 <text:s/>12 <text:s text:c="2"/>7 <text:s/>20 <text:s text:c="2"/>0</text:p>
      <text:p text:style-name="P4"><text:s text:c="3"/>0 <text:s text:c="2"/>0 <text:s text:c="2"/>0 <text:s text:c="2"/>0 <text:s/>20</text:p>
      <text:p text:style-name="P4"><text:s text:c="3"/>0 <text:s text:c="2"/>0 <text:s text:c="2"/>0 <text:s/>19 <text:s text:c="2"/>0</text:p>
      <text:p text:style-name="P4"><text:s text:c="3"/>0 <text:s text:c="2"/>0 <text:s text:c="2"/>0 <text:s text:c="2"/>0 <text:s text:c="2"/>6</text:p>
      <text:p text:style-name="P3"/>
      <text:p text:style-name="P3"/>
      <text:p text:style-name="P6">Output 2:</text:p>
      <text:p text:style-name="P3"/>
      <text:p text:style-name="P3">Enter the number of rows and columns in the matrix</text:p>
      <text:p text:style-name="P3">6 6</text:p>
      <text:p text:style-name="P3">Enter the number of non-zero elements</text:p>
      <text:p text:style-name="P3">5</text:p>
      <text:p text:style-name="P3">Enter the element</text:p>
      <text:p text:style-name="P3">100</text:p>
      <text:p text:style-name="P3">Enter the row and column of the element 100</text:p>
      <text:p text:style-name="P3">2 2</text:p>
      <text:p text:style-name="P3">Enter the element</text:p>
      <text:p text:style-name="P3">60</text:p>
      <text:p text:style-name="P3">Enter the row and column of the element 60</text:p>
      <text:p text:style-name="P3">3 4</text:p>
      <text:p text:style-name="P3">Enter the element</text:p>
      <text:p text:style-name="P3">23</text:p>
      <text:p text:style-name="P3">Enter the row and column of the element 23</text:p>
      <text:p text:style-name="P3">1 4</text:p>
      <text:p text:style-name="P3">Enter the element</text:p>
      <text:p text:style-name="P3">201</text:p>
      <text:p text:style-name="P3">Enter the row and column of the element 201</text:p>
      <text:p text:style-name="P3">3 2</text:p>
      <text:p text:style-name="P3">Enter the element</text:p>
      <text:p text:style-name="P3">57</text:p>
      <text:p text:style-name="P3">Enter the row and column of the element 57</text:p>
      <text:p text:style-name="P3">5 5</text:p>
      <text:p text:style-name="P3"><text:soft-page-break/>Matrix is:</text:p>
      <text:p text:style-name="P3"><text:s text:c="3"/>0 <text:s text:c="2"/>0 <text:s text:c="2"/>0 <text:s text:c="2"/>0 <text:s text:c="2"/>0 <text:s text:c="2"/>0</text:p>
      <text:p text:style-name="P3"><text:s text:c="3"/>0 <text:s text:c="2"/>0 <text:s text:c="2"/>0 <text:s text:c="2"/>0 <text:s/>23 <text:s text:c="2"/>0</text:p>
      <text:p text:style-name="P3"><text:s text:c="3"/>0 <text:s text:c="2"/>0 100 <text:s text:c="2"/>0 <text:s text:c="2"/>0 <text:s text:c="2"/>0</text:p>
      <text:p text:style-name="P3"><text:s text:c="3"/>0 <text:s text:c="2"/>0 201 <text:s text:c="2"/>0 <text:s/>60 <text:s text:c="2"/>0</text:p>
      <text:p text:style-name="P3"><text:s text:c="3"/>0 <text:s text:c="2"/>0 <text:s text:c="2"/>0 <text:s text:c="2"/>0 <text:s text:c="2"/>0 <text:s text:c="2"/>0</text:p>
      <text:p text:style-name="P3"><text:s text:c="3"/>0 <text:s text:c="2"/>0 <text:s text:c="2"/>0 <text:s text:c="2"/>0 <text:s text:c="2"/>0 <text:s/>57</text:p>
      <text:p text:style-name="P3"/>
      <text:p text:style-name="P3"/>
      <text:p text:style-name="P6">Output 3 :</text:p>
      <text:p text:style-name="P3"/>
      <text:p text:style-name="P3">Enter the number of rows and columns in the matrix</text:p>
      <text:p text:style-name="P3">7 7</text:p>
      <text:p text:style-name="P3">Enter the number of non-zero elements</text:p>
      <text:p text:style-name="P3">4</text:p>
      <text:p text:style-name="P3">Enter the element</text:p>
      <text:p text:style-name="P3">10</text:p>
      <text:p text:style-name="P3">Enter the row and column of the element 10</text:p>
      <text:p text:style-name="P3">2 2</text:p>
      <text:p text:style-name="P3">Enter the element</text:p>
      <text:p text:style-name="P3">20</text:p>
      <text:p text:style-name="P3">Enter the row and column of the element 20</text:p>
      <text:p text:style-name="P3">2 3</text:p>
      <text:p text:style-name="P3">Enter the element</text:p>
      <text:p text:style-name="P3">30</text:p>
      <text:p text:style-name="P3">Enter the row and column of the element 30</text:p>
      <text:p text:style-name="P3">4 2</text:p>
      <text:p text:style-name="P3">Enter the element</text:p>
      <text:p text:style-name="P3">40</text:p>
      <text:p text:style-name="P3">Enter the row and column of the element 40</text:p>
      <text:p text:style-name="P3">4 3</text:p>
      <text:p text:style-name="P3">Matrix is:</text:p>
      <text:p text:style-name="P3"><text:s text:c="3"/>0 <text:s text:c="2"/>0 <text:s text:c="2"/>0 <text:s text:c="2"/>0 <text:s text:c="2"/>0 <text:s text:c="2"/>0 <text:s text:c="2"/>0</text:p>
      <text:p text:style-name="P3"><text:s text:c="3"/>0 <text:s text:c="2"/>0 <text:s text:c="2"/>0 <text:s text:c="2"/>0 <text:s text:c="2"/>0 <text:s text:c="2"/>0 <text:s text:c="2"/>0</text:p>
      <text:p text:style-name="P3"><text:s text:c="3"/>0 <text:s text:c="2"/>0 <text:s/>10 <text:s/>20 <text:s text:c="2"/>0 <text:s text:c="2"/>0 <text:s text:c="2"/>0</text:p>
      <text:p text:style-name="P3"><text:s text:c="3"/>0 <text:s text:c="2"/>0 <text:s text:c="2"/>0 <text:s text:c="2"/>0 <text:s text:c="2"/>0 <text:s text:c="2"/>0 <text:s text:c="2"/>0</text:p>
      <text:p text:style-name="P3"><text:s text:c="3"/>0 <text:s text:c="2"/>0 <text:s/>30 <text:s/>40 <text:s text:c="2"/>0 <text:s text:c="2"/>0 <text:s text:c="2"/>0</text:p>
      <text:p text:style-name="P3"><text:s text:c="3"/>0 <text:s text:c="2"/>0 <text:s text:c="2"/>0 <text:s text:c="2"/>0 <text:s text:c="2"/>0 <text:s text:c="2"/>0 <text:s text:c="2"/>0</text:p>
      <text:p text:style-name="P3"><text:s text:c="3"/>0 <text:s text:c="2"/>0 <text:s text:c="2"/>0 <text:s text:c="2"/>0 <text:s text:c="2"/>0 <text:s text:c="2"/>0 <text:s text:c="2"/>0</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3:22:57.275071918</meta:creation-date>
    <dc:date>2021-02-08T13:28:50.097998632</dc:date>
    <meta:editing-duration>PT5M53S</meta:editing-duration>
    <meta:editing-cycles>1</meta:editing-cycles>
    <meta:document-statistic meta:table-count="0" meta:image-count="0" meta:object-count="0" meta:page-count="5" meta:paragraph-count="192" meta:word-count="740" meta:character-count="3542" meta:non-whitespace-character-count="2639"/>
    <meta:generator>LibreOffice/6.4.6.2$Linux_X86_64 LibreOffice_project/40$Build-2</meta:generator>
  </office:meta>
</office:document-meta>
</file>